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153in" table:align="left"/>
    </style:style>
    <style:style style:name="Table1.A" style:family="table-column">
      <style:table-column-properties style:column-width="0.584in"/>
    </style:style>
    <style:style style:name="Table1.B" style:family="table-column">
      <style:table-column-properties style:column-width="3.631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541in" table:align="left"/>
    </style:style>
    <style:style style:name="Table2.A" style:family="table-column">
      <style:table-column-properties style:column-width="3.0361in"/>
    </style:style>
    <style:style style:name="Table2.B" style:family="table-column">
      <style:table-column-properties style:column-width="2.504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ier ist dein <text:span text:style-name="Strong_20_Emphasis">Lernzettel</text:span> zum Thema <text:span text:style-name="Strong_20_Emphasis"><text:span text:style-name="Source_20_Text">for ... in ...</text:span></text:span><text:span text:style-name="Strong_20_Emphasis"> in Python</text:span>, mit Fokus auf das Verständnis und die universelle Anwendbarkeit – insbesondere im Umgang mit <text:span text:style-name="Strong_20_Emphasis">Dictionaries</text:span>, <text:span text:style-name="Strong_20_Emphasis">Listen</text:span>, <text:span text:style-name="Strong_20_Emphasis">Sets</text:span>, <text:span text:style-name="Strong_20_Emphasis">Strings</text:span> und ähnlichen Strukturen. Außerdem bekommst du eine Einführung in das <text:span text:style-name="Strong_20_Emphasis">Zählen von Vorkommen</text:span>, sodass du später dein eigenes Filtersystem umsetzen kannst.</text:p>
      <text:p text:style-name="Horizontal_20_Line"/>
      <text:h text:style-name="Heading_20_2" text:outline-level="2">🧠 Grundverständnis: <text:span text:style-name="Source_20_Text">for ... in ...</text:span> in Python</text:h>
      <text:h text:style-name="Heading_20_3" text:outline-level="3">🔹 Was macht die <text:span text:style-name="Source_20_Text">for</text:span>-Schleife grundsätzlich?</text:h>
      <text:p text:style-name="Text_20_body">Eine <text:span text:style-name="Source_20_Text">for</text:span>-Schleife wiederholt einen Block von Anweisungen <text:span text:style-name="Strong_20_Emphasis">für jedes Element</text:span> in einem <text:span text:style-name="Strong_20_Emphasis">iterierbaren Objekt</text:span> – also einem Objekt, das mehrere Werte enthält und <text:span text:style-name="Strong_20_Emphasis">durchlaufen</text:span> werden kann.</text:p>
      <text:p text:style-name="Horizontal_20_Line"/>
      <text:h text:style-name="Heading_20_2" text:outline-level="2">🔸 Typische Iterierbare in Pytho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yp</text:p>
            </table:table-cell>
            <table:table-cell table:style-name="Tab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list</text:span></text:p>
          </table:table-cell>
          <table:table-cell table:style-name="Table1.A1" office:value-type="string">
            <text:p text:style-name="Table_20_Contents">geordnete Sammlung (z. B. <text:span text:style-name="Source_20_Text">["a", "b", "c"]</text:span>)</text:p>
          </table:table-cell>
        </table:table-row>
        <table:table-row>
          <table:table-cell table:style-name="Table1.A1" office:value-type="string">
            <text:p text:style-name="Table_20_Contents"><text:span text:style-name="Source_20_Text">dict</text:span></text:p>
          </table:table-cell>
          <table:table-cell table:style-name="Table1.A1" office:value-type="string">
            <text:p text:style-name="Table_20_Contents">Schlüssel-Wert-Paare (z. B. <text:span text:style-name="Source_20_Text">{"a": 1, "b": 2}</text:span>)</text:p>
          </table:table-cell>
        </table:table-row>
        <table:table-row>
          <table:table-cell table:style-name="Table1.A1" office:value-type="string">
            <text:p text:style-name="Table_20_Contents"><text:span text:style-name="Source_20_Text">set</text:span></text:p>
          </table:table-cell>
          <table:table-cell table:style-name="Table1.A1" office:value-type="string">
            <text:p text:style-name="Table_20_Contents">ungeordnete, eindeutige Werte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r</text:span></text:p>
          </table:table-cell>
          <table:table-cell table:style-name="Table1.A1" office:value-type="string">
            <text:p text:style-name="Table_20_Contents">Zeichenkette (z. B. <text:span text:style-name="Source_20_Text">"abc"</text:span>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uple</text:span></text:p>
          </table:table-cell>
          <table:table-cell table:style-name="Table1.A1" office:value-type="string">
            <text:p text:style-name="Table_20_Contents">wie <text:span text:style-name="Source_20_Text">list</text:span>, aber unveränderlich</text:p>
          </table:table-cell>
        </table:table-row>
      </table:table>
      <text:p text:style-name="Horizontal_20_Line"/>
      <text:h text:style-name="Heading_20_2" text:outline-level="2">📌 Listen iterieren</text:h>
      <text:p text:style-name="Preformatted_20_Text"><text:span text:style-name="Source_20_Text">emails = ["hello", "spam", "offer"]</text:span></text:p>
      <text:p text:style-name="Preformatted_20_Text"><text:span text:style-name="Source_20_Text">for email in emails:</text:span></text:p>
      <text:p text:style-name="Preformatted_20_Text"><text:span text:style-name="Source_20_Text"><text:s text:c="4"/># jeder Durchlauf nimmt ein einzelnes Element aus der Liste</text:span></text:p>
      <text:p text:style-name="P1"><text:span text:style-name="Source_20_Text"><text:s text:c="4"/>...</text:span></text:p>
      <text:p text:style-name="Text_20_body">Hier iterierst du <text:span text:style-name="Strong_20_Emphasis">Element für Element</text:span> (z. B. <text:span text:style-name="Source_20_Text">"hello"</text:span>, <text:span text:style-name="Source_20_Text">"spam"</text:span> usw.).</text:p>
      <text:p text:style-name="Horizontal_20_Line"/>
      <text:h text:style-name="Heading_20_2" text:outline-level="2">📌 Dictionaries iterieren</text:h>
      <text:p text:style-name="Text_20_body">Ein Dictionary enthält <text:span text:style-name="Strong_20_Emphasis">Key–Value-Paare</text:span>.</text:p>
      <text:h text:style-name="Heading_20_3" text:outline-level="3">1. Nur Schlüssel:</text:h>
      <text:p text:style-name="Preformatted_20_Text"><text:span text:style-name="Source_20_Text">for key in my_dict:</text:span></text:p>
      <text:p text:style-name="P1"><text:span text:style-name="Source_20_Text"><text:s text:c="4"/>...</text:span></text:p>
      <text:h text:style-name="Heading_20_3" text:outline-level="3">2. Schlüssel und Werte:</text:h>
      <text:p text:style-name="Preformatted_20_Text"><text:span text:style-name="Source_20_Text">for key, value in my_dict.items():</text:span></text:p>
      <text:p text:style-name="P1"><text:span text:style-name="Source_20_Text"><text:s text:c="4"/>...</text:span></text:p>
      <text:h text:style-name="Heading_20_3" text:outline-level="3"><text:soft-page-break/>3. Nur Werte:</text:h>
      <text:p text:style-name="Preformatted_20_Text"><text:span text:style-name="Source_20_Text">for value in my_dict.values():</text:span></text:p>
      <text:p text:style-name="P1"><text:span text:style-name="Source_20_Text"><text:s text:c="4"/>...</text:span></text:p>
      <text:p text:style-name="Horizontal_20_Line"/>
      <text:h text:style-name="Heading_20_2" text:outline-level="2">📌 Strings iterieren</text:h>
      <text:p text:style-name="Text_20_body">Ein <text:span text:style-name="Source_20_Text">str</text:span> verhält sich wie eine Liste von Buchstaben:</text:p>
      <text:p text:style-name="Preformatted_20_Text"><text:span text:style-name="Source_20_Text">for char in "spam":</text:span></text:p>
      <text:p text:style-name="Preformatted_20_Text"><text:span text:style-name="Source_20_Text"><text:s text:c="4"/># char wird "s", "p", "a", "m"</text:span></text:p>
      <text:p text:style-name="P1"><text:span text:style-name="Source_20_Text"><text:s text:c="4"/>...</text:span></text:p>
      <text:p text:style-name="Horizontal_20_Line"/>
      <text:h text:style-name="Heading_20_2" text:outline-level="2">📌 Mit Index arbeiten (z. B. <text:span text:style-name="Source_20_Text">enumerate()</text:span>)</text:h>
      <text:p text:style-name="Text_20_body">Wenn du sowohl <text:span text:style-name="Strong_20_Emphasis">Index als auch Wert</text:span> brauchst:</text:p>
      <text:p text:style-name="Preformatted_20_Text"><text:span text:style-name="Source_20_Text">emails = ["hello", "offer"]</text:span></text:p>
      <text:p text:style-name="Preformatted_20_Text"><text:span text:style-name="Source_20_Text">for index, email in enumerate(emails):</text:span></text:p>
      <text:p text:style-name="Preformatted_20_Text"><text:span text:style-name="Source_20_Text"><text:s text:c="4"/># index = 0, email = "hello"</text:span></text:p>
      <text:p text:style-name="Preformatted_20_Text"><text:span text:style-name="Source_20_Text"><text:s text:c="4"/># index = 1, email = "offer"</text:span></text:p>
      <text:p text:style-name="P1"><text:span text:style-name="Source_20_Text"><text:s text:c="4"/>...</text:span></text:p>
      <text:p text:style-name="Horizontal_20_Line"/>
      <text:h text:style-name="Heading_20_2" text:outline-level="2">📌 Zählen, wie oft etwas vorkommt</text:h>
      <text:p text:style-name="Text_20_body">Ziel: Du möchtest wissen, wie oft ein <text:span text:style-name="Strong_20_Emphasis">Wert</text:span> (z. B. ein Filter) in einer Liste oder in einem anderen Datensatz <text:span text:style-name="Strong_20_Emphasis">vorkommt</text:span>.</text:p>
      <text:h text:style-name="Heading_20_3" text:outline-level="3">🟢 Zählen in einer Liste:</text:h>
      <text:p text:style-name="Preformatted_20_Text"><text:span text:style-name="Source_20_Text">count = 0</text:span></text:p>
      <text:p text:style-name="Preformatted_20_Text"><text:span text:style-name="Source_20_Text">for item in my_list:</text:span></text:p>
      <text:p text:style-name="Preformatted_20_Text"><text:span text:style-name="Source_20_Text"><text:s text:c="4"/>if item == suchwert:</text:span></text:p>
      <text:p text:style-name="P1"><text:span text:style-name="Source_20_Text"><text:s text:c="8"/>count += 1</text:span></text:p>
      <text:p text:style-name="Text_20_body">Oder du nutzt <text:span text:style-name="Source_20_Text">list.count()</text:span>:</text:p>
      <text:p text:style-name="P1"><text:span text:style-name="Source_20_Text">anzahl = my_list.count(suchwert)</text:span></text:p>
      <text:h text:style-name="Heading_20_3" text:outline-level="3">🟢 Zählen mit mehreren Bedingungen (z. B. mehrere Filter prüfen)</text:h>
      <text:p text:style-name="Text_20_body">Hier iterierst du über eine Liste von Filtern und prüfst, wie oft jeder einzelne auf etwas zutrifft. Du brauchst dann eine Zählstruktur, z. B. ein <text:span text:style-name="Source_20_Text">dict</text:span>.</text:p>
      <text:p text:style-name="Horizontal_20_Line"/>
      <text:h text:style-name="Heading_20_2" text:outline-level="2">🧠 Allgemeiner Tipp: Kombiniere Schleifen mit Bedingungen</text:h>
      <text:p text:style-name="Preformatted_20_Text"><text:span text:style-name="Source_20_Text">for item in sammlung:</text:span></text:p>
      <text:p text:style-name="Preformatted_20_Text"><text:span text:style-name="Source_20_Text"><text:s text:c="4"/>if bedingung(item):</text:span></text:p>
      <text:p text:style-name="P1"><text:soft-page-break/><text:span text:style-name="Source_20_Text"><text:s text:c="8"/># etwas tun oder zählen</text:span></text:p>
      <text:p text:style-name="Text_20_body">Beispiel: Du kannst prüfen, ob Wörter aus einer Filterliste in einem E-Mail-Text vorkommen.</text:p>
      <text:p text:style-name="Horizontal_20_Line"/>
      <text:h text:style-name="Heading_20_2" text:outline-level="2">🧮 Erweiterung: Zählen mit <text:span text:style-name="Source_20_Text">collections.Counter</text:span></text:h>
      <text:p text:style-name="Text_20_body">Wenn du oft zählen willst, bietet dir <text:span text:style-name="Source_20_Text">collections.Counter</text:span> eine elegante Lösung. Du musst das Modul dafür importieren.</text:p>
      <text:p text:style-name="Horizontal_20_Line"/>
      <text:h text:style-name="Heading_20_2" text:outline-level="2">📘 Fazit – Wann nutze ich was?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Du willst ...</text:p>
            </table:table-cell>
            <table:table-cell table:style-name="Table2.A1" office:value-type="string">
              <text:p text:style-name="Table_20_Heading">Nutze ...</text:p>
            </table:table-cell>
          </table:table-row>
        </table:table-header-rows>
        <table:table-row>
          <table:table-cell table:style-name="Table2.A1" office:value-type="string">
            <text:p text:style-name="Table_20_Contents">Elemente durchgehen</text:p>
          </table:table-cell>
          <table:table-cell table:style-name="Table2.A1" office:value-type="string">
            <text:p text:style-name="Table_20_Contents"><text:span text:style-name="Source_20_Text">for element in liste</text:span></text:p>
          </table:table-cell>
        </table:table-row>
        <table:table-row>
          <table:table-cell table:style-name="Table2.A1" office:value-type="string">
            <text:p text:style-name="Table_20_Contents">Schlüssel-Wert-Paare durchgehen</text:p>
          </table:table-cell>
          <table:table-cell table:style-name="Table2.A1" office:value-type="string">
            <text:p text:style-name="Table_20_Contents"><text:span text:style-name="Source_20_Text">for k, v in dict.items()</text:span></text:p>
          </table:table-cell>
        </table:table-row>
        <table:table-row>
          <table:table-cell table:style-name="Table2.A1" office:value-type="string">
            <text:p text:style-name="Table_20_Contents">Zählen, wie oft ein Wert vorkommt</text:p>
          </table:table-cell>
          <table:table-cell table:style-name="Table2.A1" office:value-type="string">
            <text:p text:style-name="Table_20_Contents">Schleife mit <text:span text:style-name="Source_20_Text">if</text:span>, oder <text:span text:style-name="Source_20_Text">count()</text:span></text:p>
          </table:table-cell>
        </table:table-row>
        <table:table-row>
          <table:table-cell table:style-name="Table2.A1" office:value-type="string">
            <text:p text:style-name="Table_20_Contents">Zählen von vielen verschiedenen Elementen</text:p>
          </table:table-cell>
          <table:table-cell table:style-name="Table2.A1" office:value-type="string">
            <text:p text:style-name="Table_20_Contents"><text:span text:style-name="Source_20_Text">collections.Counter</text:span></text:p>
          </table:table-cell>
        </table:table-row>
        <table:table-row>
          <table:table-cell table:style-name="Table2.A1" office:value-type="string">
            <text:p text:style-name="Table_20_Contents">Index + Wert</text:p>
          </table:table-cell>
          <table:table-cell table:style-name="Table2.A1" office:value-type="string">
            <text:p text:style-name="Table_20_Contents"><text:span text:style-name="Source_20_Text">enumerate()</text:span></text:p>
          </table:table-cell>
        </table:table-row>
      </table:table>
      <text:p text:style-name="Horizontal_20_Line"/>
      <text:p text:style-name="Text_20_body">Wenn du diesen Aufbau verstanden hast, kannst du ihn auf viele Situationen anwenden – z. B.:</text:p>
      <text:list text:style-name="L1">
        <text:list-item>
          <text:p text:style-name="P2">Filtern von Nachrichten</text:p>
        </text:list-item>
        <text:list-item>
          <text:p text:style-name="P2">Auswertung von Benutzerverhalten</text:p>
        </text:list-item>
        <text:list-item>
          <text:p text:style-name="P2">Suchen und Zählen von Fehlern</text:p>
        </text:list-item>
        <text:list-item>
          <text:p text:style-name="P2">Matching-Logik bei Texten, Schlagwörtern, usw.</text:p>
        </text:list-item>
      </text:list>
      <text:p text:style-name="Horizontal_20_Line"/>
      <text:p text:style-name="Text_20_body">Wenn du möchtest, kann ich dir ein konkretes Beispiel entwerfen, <text:span text:style-name="Strong_20_Emphasis">nur als Lückentext</text:span>, damit du es selbst ausfüllen kannst. Sag einfach Beschei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7:51:27.232552279</meta:creation-date>
    <dc:date>2025-07-04T17:51:39.625961934</dc:date>
    <meta:editing-duration>PT12S</meta:editing-duration>
    <meta:editing-cycles>1</meta:editing-cycles>
    <meta:document-statistic meta:table-count="2" meta:image-count="0" meta:object-count="0" meta:page-count="3" meta:paragraph-count="83" meta:word-count="501" meta:character-count="3186" meta:non-whitespace-character-count="2705"/>
    <meta:generator>LibreOffice/24.2.7.2$Linux_X86_64 LibreOffice_project/420$Build-2</meta:generator>
  </office:meta>
</office:document-meta>
</file>